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size="15pt" style:font-size-asian="15pt" style:font-size-complex="15p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ize="15pt" officeooo:paragraph-rsid="000a5d47" style:font-size-asian="15pt" style:font-size-complex="15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20pt" officeooo:paragraph-rsid="000a5d47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5pt" style:font-size-asian="15pt" style:font-size-complex="15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Networks and Internet protocols: </text:span></text:p>
      <text:p text:style-name="P4"><text:span text:style-name="T3">Understand how networks and data flow work. Knowledge of Internet protocols such as TCP/IP and UDP.</text:span></text:p>
      <text:p text:style-name="P1"/>
      <text:p text:style-name="P1"/>
      <text:p text:style-name="P2"><text:span text:style-name="T2">C language and data structures: </text:span></text:p>
      <text:p text:style-name="P2">Master the basics of the C language, such as working with variables and functions. Understand and use data structures, such as linked lists. </text:p>
      <text:p text:style-name="P1"/>
      <text:p text:style-name="P1"/>
      <text:p text:style-name="P2"><text:span text:style-name="T2">Networking libraries in C:</text:span></text:p>
      <text:p text:style-name="P2"><text:s/>Study and use network libraries such as sockets to read data packets.</text:p>
      <text:p text:style-name="P1"/>
      <text:p text:style-name="P1"/>
      <text:p text:style-name="P2"><text:span text:style-name="T2">data analysis:</text:span> </text:p>
      <text:p text:style-name="P2">Learn how to analyze data packets and examine sent and received data. </text:p>
      <text:p text:style-name="P3"/>
      <text:p text:style-name="P2"><text:span text:style-name="T2">Cyber security concepts:</text:span></text:p>
      <text:p text:style-name="P2"><text:span text:style-name="T2"><text:s/></text:span>Understand the concepts of attacks and security threats. Studying how to detect patterns of attacks and unusual behaviors.</text:p>
      <text:p text:style-name="P1"/>
      <text:p text:style-name="P3"/>
      <text:p text:style-name="P2"><text:span text:style-name="T2">Dealing with notifications</text:span>:</text:p>
      <text:p text:style-name="P2"><text:s/>Develop a system to issue alerts when suspicious activity is detected. </text:p>
      <text:p text:style-name="P1"/>
      <text:p text:style-name="P1"/>
      <text:p text:style-name="P2"><text:span text:style-name="T2">Navigating the operating system:</text:span></text:p>
      <text:p text:style-name="P2"><text:s/>Understand how to interact with system components and read network information.</text:p>
      <text:section text:style-name="Sect1" text:name="ow401">
        <text:p text:style-name="P1"/>
      </text:section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7:21:06.414365488</meta:creation-date>
    <dc:date>2023-11-30T17:25:16.065355686</dc:date>
    <meta:editing-duration>PT4M12S</meta:editing-duration>
    <meta:editing-cycles>1</meta:editing-cycles>
    <meta:document-statistic meta:table-count="0" meta:image-count="0" meta:object-count="0" meta:page-count="1" meta:paragraph-count="14" meta:word-count="128" meta:character-count="844" meta:non-whitespace-character-count="720"/>
    <meta:generator>LibreOffice/7.6.3.1$Linux_X86_64 LibreOffice_project/60$Build-1</meta:generator>
  </office:meta>
</office:document-meta>
</file>